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c4" officeooo:paragraph-rsid="00113bc4"/>
    </style:style>
    <style:style style:name="P2" style:family="paragraph" style:parent-style-name="Standard">
      <style:text-properties officeooo:rsid="00130669" officeooo:paragraph-rsid="00130669"/>
    </style:style>
    <style:style style:name="P3" style:family="paragraph" style:parent-style-name="Standard">
      <style:text-properties fo:font-weight="normal" officeooo:rsid="00155613" officeooo:paragraph-rsid="00155613" style:font-weight-asian="normal" style:font-weight-complex="normal"/>
    </style:style>
    <style:style style:name="P4" style:family="paragraph" style:parent-style-name="Standard">
      <style:text-properties fo:font-weight="normal" officeooo:rsid="00198644" officeooo:paragraph-rsid="00198644" style:font-weight-asian="normal" style:font-weight-complex="normal"/>
    </style:style>
    <style:style style:name="P5" style:family="paragraph" style:parent-style-name="Standard">
      <style:text-properties fo:font-weight="normal" officeooo:rsid="001b5bfa" officeooo:paragraph-rsid="001b5bfa" style:font-weight-asian="normal" style:font-weight-complex="normal"/>
    </style:style>
    <style:style style:name="P6" style:family="paragraph" style:parent-style-name="Standard">
      <style:text-properties fo:color="#ce181e" fo:font-size="9pt" fo:font-weight="bold" officeooo:rsid="00155613" officeooo:paragraph-rsid="00155613" style:font-size-asian="9pt" style:font-weight-asian="bold" style:font-size-complex="9pt" style:font-weight-complex="bold"/>
    </style:style>
    <style:style style:name="P7" style:family="paragraph" style:parent-style-name="Standard">
      <style:text-properties fo:color="#ce181e" fo:font-size="9pt" fo:font-weight="bold" officeooo:rsid="00155613" officeooo:paragraph-rsid="001b939b" style:font-size-asian="9pt" style:font-weight-asian="bold" style:font-size-complex="9pt" style:font-weight-complex="bold"/>
    </style:style>
    <style:style style:name="P8" style:family="paragraph" style:parent-style-name="Standard">
      <style:text-properties fo:color="#ce181e" fo:font-size="9pt" fo:font-weight="bold" officeooo:rsid="00155613" officeooo:paragraph-rsid="001f0fa9" style:font-size-asian="9pt" style:font-weight-asian="bold" style:font-size-complex="9pt" style:font-weight-complex="bold"/>
    </style:style>
    <style:style style:name="P9" style:family="paragraph" style:parent-style-name="Standard">
      <style:text-properties fo:color="#ce181e" fo:font-size="9pt" fo:font-weight="bold" officeooo:rsid="001f0fa9" officeooo:paragraph-rsid="001f0fa9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ce181e" fo:font-size="9pt" fo:font-weight="bold" officeooo:rsid="002783ec" officeooo:paragraph-rsid="002783ec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003d73" fo:font-weight="bold" style:font-weight-asian="bold" style:font-weight-complex="bold"/>
    </style:style>
    <style:style style:name="P12" style:family="paragraph" style:parent-style-name="Standard">
      <style:text-properties fo:color="#003d73" fo:font-weight="bold" officeooo:rsid="00155613" officeooo:paragraph-rsid="00155613" style:font-weight-asian="bold" style:font-weight-complex="bold"/>
    </style:style>
    <style:style style:name="P13" style:family="paragraph" style:parent-style-name="Standard">
      <style:text-properties fo:color="#003d73" fo:font-weight="bold" officeooo:rsid="00198644" officeooo:paragraph-rsid="00198644" style:font-weight-asian="bold" style:font-weight-complex="bold"/>
    </style:style>
    <style:style style:name="P14" style:family="paragraph" style:parent-style-name="Standard">
      <style:text-properties fo:color="#003d73" fo:font-weight="bold" officeooo:rsid="00198644" officeooo:paragraph-rsid="0020db4c" style:font-weight-asian="bold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30669" officeooo:paragraph-rsid="00130669" style:font-weight-asian="bold" style:font-weight-complex="bold"/>
    </style:style>
    <style:style style:name="P17" style:family="paragraph" style:parent-style-name="Standard">
      <style:text-properties fo:font-weight="bold" officeooo:rsid="00155613" officeooo:paragraph-rsid="00130669" style:font-weight-asian="bold" style:font-weight-complex="bold"/>
    </style:style>
    <style:style style:name="P18" style:family="paragraph" style:parent-style-name="Standard">
      <style:text-properties fo:color="#000000" fo:font-weight="bold" officeooo:rsid="00198644" officeooo:paragraph-rsid="0020db4c" style:font-weight-asian="bold" style:font-weight-complex="bold"/>
    </style:style>
    <style:style style:name="P19" style:family="paragraph" style:parent-style-name="Standard">
      <style:text-properties fo:color="#000000" fo:font-weight="normal" officeooo:rsid="001b5bfa" officeooo:paragraph-rsid="0024c969" style:font-weight-asian="normal" style:font-weight-complex="normal"/>
    </style:style>
    <style:style style:name="T1" style:family="text">
      <style:text-properties officeooo:rsid="0010ac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613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003d73" officeooo:rsid="0010ace2"/>
    </style:style>
    <style:style style:name="T6" style:family="text">
      <style:text-properties officeooo:rsid="001b939b"/>
    </style:style>
    <style:style style:name="T7" style:family="text">
      <style:text-properties officeooo:rsid="001bf61b"/>
    </style:style>
    <style:style style:name="T8" style:family="text">
      <style:text-properties officeooo:rsid="001e276c"/>
    </style:style>
    <style:style style:name="T9" style:family="text">
      <style:text-properties officeooo:rsid="00155613"/>
    </style:style>
    <style:style style:name="T10" style:family="text">
      <style:text-properties officeooo:rsid="0020db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span text:style-name="T5">EDGE – USER CREATION</text:span></text:p>
      <text:p text:style-name="P11"><text:tab/><text:tab/> <text:s text:c="10"/><text:span text:style-name="T1">======================</text:span></text:p>
      <text:p text:style-name="Standard"/>
      <text:p text:style-name="Standard"/>
      <text:p text:style-name="P1">First login into the edge server, then enter into python docker container by using the following command.</text:p>
      <text:p text:style-name="P1"/>
      <text:p text:style-name="P1"><text:tab/>$ <text:span text:style-name="T4">sudo docker exec -it &lt;PYTHON-CONTAINER-ID&gt; bash</text:span></text:p>
      <text:p text:style-name="P2"/>
      <text:p text:style-name="P2">Then enter into the python shell,</text:p>
      <text:p text:style-name="P2"><text:s text:c="15"/></text:p>
      <text:p text:style-name="P2"><text:s text:c="4"/>root@740c95ccaa0c:/app# <text:span text:style-name="T4">python3 manage.py shell</text:span></text:p>
      <text:p text:style-name="P16"/>
      <text:p text:style-name="P2"><text:span text:style-name="T2"><text:s text:c="3"/></text:span><text:span text:style-name="T3">&gt;&gt;&gt;</text:span></text:p>
      <text:p text:style-name="P17"/>
      <text:p text:style-name="P3">After that you have to do the following things to create the user.</text:p>
      <text:p text:style-name="P3"><text:s text:c="3"/></text:p>
      <text:p text:style-name="P6">&gt;&gt;&gt; from django.contrib.auth.models import User</text:p>
      <text:p text:style-name="P6">&gt;&gt;&gt; user = User.objects.create_user(username='marwan',last_name='admin',password='Ss37{YGx6(y9',is_active=True)</text:p>
      <text:p text:style-name="P6">&gt;&gt;&gt; user.save()</text:p>
      <text:p text:style-name="P3"/>
      <text:p text:style-name="P12"/>
      <text:p text:style-name="P13">Reset-Password :</text:p>
      <text:p text:style-name="P13">============<text:span text:style-name="T8">=</text:span></text:p>
      <text:p text:style-name="P4"/>
      <text:p text:style-name="P5">Enter into the python shell (inside docker-container) <text:span text:style-name="T6">and then execute the following commands.</text:span></text:p>
      <text:p text:style-name="P5"/>
      <text:p text:style-name="P7"><text:s text:c="4"/>&gt;&gt;&gt; from django.contrib.auth.models import User</text:p>
      <text:p text:style-name="P7"><text:s text:c="4"/><text:span text:style-name="T7">&gt;&gt;&gt; user = User.objects.get(username="marwan")</text:span></text:p>
      <text:p text:style-name="P7"><text:s text:c="4"/><text:span text:style-name="T7">&gt;&gt;&gt; sucess=user.set_password("&lt;RESET-PASSWORD&gt;")</text:span></text:p>
      <text:p text:style-name="P7"><text:s text:c="4"/><text:span text:style-name="T7">&gt;&gt;&gt; user.save()</text:span></text:p>
      <text:p text:style-name="P7"/>
      <text:p text:style-name="P7"/>
      <text:p text:style-name="P14"><text:span text:style-name="T10">Delete-User</text:span> :</text:p>
      <text:p text:style-name="P14">==========</text:p>
      <text:p text:style-name="P18"/>
      <text:p text:style-name="P19">Enter into the python shell (inside docker-container) <text:span text:style-name="T6">and then execute the following commands.</text:span></text:p>
      <text:p text:style-name="P7"/>
      <text:p text:style-name="P8">&gt;&gt;&gt; from django.contrib.auth.models import User</text:p>
      <text:p text:style-name="P9">&gt;&gt;&gt; <text:span text:style-name="T9">user = User.objects.get(username="uma")</text:span></text:p>
      <text:p text:style-name="P9">&gt;&gt;&gt; user.delete()</text:p>
      <text:p text:style-name="P9">&gt;&gt;&gt; user.save()</text:p>
      <text:p text:style-name="P10">&gt;&gt;&gt;User.objects.get(username="uma").delete()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39:54.127514522</meta:creation-date>
    <dc:date>2019-04-08T18:35:44.274503925</dc:date>
    <meta:editing-duration>PT5H7M1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22" meta:character-count="1138" meta:non-whitespace-character-count="983"/>
  </office:meta>
</office:document-meta>
</file>